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Lucida Sans Unicode', 'Lucida Sans', Geneva,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2.3" style:family="table-row">
      <style:table-row-properties style:min-row-height="0.831cm"/>
    </style:style>
    <style:style style:name="P1" style:family="paragraph" style:parent-style-name="Text_20_body">
      <style:text-properties officeooo:paragraph-rsid="001b1e4d"/>
    </style:style>
    <style:style style:name="P2" style:family="paragraph" style:parent-style-name="Text_20_body">
      <style:text-properties officeooo:rsid="001cba4c" officeooo:paragraph-rsid="003857b0"/>
    </style:style>
    <style:style style:name="P3" style:family="paragraph" style:parent-style-name="Text_20_body">
      <style:text-properties officeooo:rsid="001fafd4" officeooo:paragraph-rsid="001fafd4"/>
    </style:style>
    <style:style style:name="P4" style:family="paragraph" style:parent-style-name="Text_20_body">
      <style:text-properties officeooo:rsid="0027db34" officeooo:paragraph-rsid="00280e7d"/>
    </style:style>
    <style:style style:name="P5" style:family="paragraph" style:parent-style-name="Text_20_body">
      <style:text-properties officeooo:rsid="002823ea" officeooo:paragraph-rsid="002a53db"/>
    </style:style>
    <style:style style:name="P6" style:family="paragraph" style:parent-style-name="Text_20_body">
      <style:text-properties officeooo:rsid="002823ea" officeooo:paragraph-rsid="002b65f7"/>
    </style:style>
    <style:style style:name="P7" style:family="paragraph" style:parent-style-name="Text_20_body">
      <style:paragraph-properties fo:text-align="center" style:justify-single-word="false"/>
      <style:text-properties officeooo:rsid="002c427b" officeooo:paragraph-rsid="002c427b"/>
    </style:style>
    <style:style style:name="P8" style:family="paragraph" style:parent-style-name="Text_20_body">
      <style:text-properties officeooo:rsid="002c7fdc" officeooo:paragraph-rsid="002e463a"/>
    </style:style>
    <style:style style:name="P9" style:family="paragraph" style:parent-style-name="Text_20_body">
      <style:text-properties officeooo:rsid="002c7fdc" officeooo:paragraph-rsid="002ebe29" style:font-size-asian="10.5pt"/>
    </style:style>
    <style:style style:name="P10" style:family="paragraph" style:parent-style-name="Text_20_body">
      <style:text-properties officeooo:rsid="00316877" officeooo:paragraph-rsid="00316877"/>
    </style:style>
    <style:style style:name="P11" style:family="paragraph" style:parent-style-name="Text_20_body">
      <style:text-properties officeooo:rsid="00316877" officeooo:paragraph-rsid="003244d5"/>
    </style:style>
    <style:style style:name="P12" style:family="paragraph" style:parent-style-name="Text_20_body">
      <style:text-properties officeooo:rsid="003244d5" officeooo:paragraph-rsid="003244d5"/>
    </style:style>
    <style:style style:name="P13" style:family="paragraph" style:parent-style-name="Text_20_body">
      <style:text-properties officeooo:rsid="0039ecf4" officeooo:paragraph-rsid="0039ecf4"/>
    </style:style>
    <style:style style:name="P14" style:family="paragraph" style:parent-style-name="Heading_20_1">
      <style:text-properties officeooo:rsid="0012c71b" officeooo:paragraph-rsid="001b1e4d"/>
    </style:style>
    <style:style style:name="P15" style:family="paragraph" style:parent-style-name="Heading_20_1">
      <style:text-properties officeooo:paragraph-rsid="001b1e4d"/>
    </style:style>
    <style:style style:name="P16" style:family="paragraph" style:parent-style-name="Title">
      <style:text-properties officeooo:rsid="001cba4c" officeooo:paragraph-rsid="001cba4c"/>
    </style:style>
    <style:style style:name="P17" style:family="paragraph" style:parent-style-name="Table_20_Contents">
      <style:text-properties style:font-size-asian="10.5pt"/>
    </style:style>
    <style:style style:name="P18" style:family="paragraph" style:parent-style-name="Table_20_Contents">
      <style:text-properties officeooo:rsid="002ebe29" officeooo:paragraph-rsid="002ebe29" style:font-size-asian="10.5pt"/>
    </style:style>
    <style:style style:name="P19" style:family="paragraph" style:parent-style-name="Table_20_Contents">
      <style:text-properties officeooo:rsid="00306194" officeooo:paragraph-rsid="00306194" style:font-size-asian="10.5pt"/>
    </style:style>
    <style:style style:name="P20" style:family="paragraph" style:parent-style-name="Table_20_Contents">
      <style:text-properties officeooo:rsid="0030f15b" officeooo:paragraph-rsid="0030f15b" style:font-size-asian="10.5pt"/>
    </style:style>
    <style:style style:name="P21" style:family="paragraph" style:parent-style-name="Table_20_Contents">
      <style:text-properties officeooo:rsid="00316877" officeooo:paragraph-rsid="00316877" style:font-size-asian="10.5pt"/>
    </style:style>
    <style:style style:name="P22" style:family="paragraph" style:parent-style-name="Table_20_Contents">
      <style:text-properties officeooo:rsid="0031a0bc" officeooo:paragraph-rsid="0031a0bc" style:font-size-asian="10.5pt"/>
    </style:style>
    <style:style style:name="T1" style:family="text">
      <style:text-properties fo:font-variant="normal" fo:text-transform="none" fo:color="#333333" style:font-name="Lucida Grande" fo:font-size="10.5pt" fo:letter-spacing="normal" fo:font-style="normal" fo:font-weight="normal"/>
    </style:style>
    <style:style style:name="T2" style:family="text">
      <style:text-properties fo:font-variant="normal" fo:text-transform="none" fo:color="#333333" style:font-name="Lucida Grande" fo:font-size="10.5pt" fo:letter-spacing="normal" fo:font-style="normal" fo:font-weight="normal" officeooo:rsid="0015122c"/>
    </style:style>
    <style:style style:name="T3" style:family="text">
      <style:text-properties fo:font-variant="normal" fo:text-transform="none" fo:color="#333333" style:font-name="Lucida Grande" fo:font-size="10.5pt" fo:letter-spacing="normal" fo:font-style="normal" fo:font-weight="normal" officeooo:rsid="001425d9"/>
    </style:style>
    <style:style style:name="T4" style:family="text">
      <style:text-properties fo:font-variant="normal" fo:text-transform="none" fo:color="#333333" style:font-name="Lucida Grande" fo:font-size="10.5pt" fo:letter-spacing="normal" fo:font-style="normal" fo:font-weight="normal" officeooo:rsid="001616f0"/>
    </style:style>
    <style:style style:name="T5" style:family="text">
      <style:text-properties fo:font-variant="normal" fo:text-transform="none" fo:color="#333333" style:font-name="Lucida Grande" fo:font-size="10.5pt" fo:letter-spacing="normal" fo:font-style="normal" fo:font-weight="normal" officeooo:rsid="0022e4c5"/>
    </style:style>
    <style:style style:name="T6" style:family="text">
      <style:text-properties fo:font-variant="normal" fo:text-transform="none" fo:color="#333333" style:font-name="Lucida Grande" fo:font-size="10.5pt" fo:letter-spacing="normal" fo:font-style="normal" fo:font-weight="normal" officeooo:rsid="002476bd"/>
    </style:style>
    <style:style style:name="T7" style:family="text">
      <style:text-properties officeooo:rsid="0018047e"/>
    </style:style>
    <style:style style:name="T8" style:family="text">
      <style:text-properties style:text-position="super 58%"/>
    </style:style>
    <style:style style:name="T9" style:family="text">
      <style:text-properties style:text-position="super 58%" officeooo:rsid="0018047e"/>
    </style:style>
    <style:style style:name="T10" style:family="text">
      <style:text-properties style:text-position="super 58%" officeooo:rsid="001a90f7"/>
    </style:style>
    <style:style style:name="T11" style:family="text">
      <style:text-properties officeooo:rsid="002109bc"/>
    </style:style>
    <style:style style:name="T12" style:family="text">
      <style:text-properties officeooo:rsid="00206cf6"/>
    </style:style>
    <style:style style:name="T13" style:family="text">
      <style:text-properties officeooo:rsid="001a90f7"/>
    </style:style>
    <style:style style:name="T14" style:family="text">
      <style:text-properties officeooo:rsid="001e9285"/>
    </style:style>
    <style:style style:name="T15" style:family="text">
      <style:text-properties officeooo:rsid="001fd847"/>
    </style:style>
    <style:style style:name="T16" style:family="text">
      <style:text-properties officeooo:rsid="00269907"/>
    </style:style>
    <style:style style:name="T17" style:family="text">
      <style:text-properties officeooo:rsid="00280e7d"/>
    </style:style>
    <style:style style:name="T18" style:family="text">
      <style:text-properties style:text-position="sub 58%" officeooo:rsid="00280e7d"/>
    </style:style>
    <style:style style:name="T19" style:family="text">
      <style:text-properties style:text-position="0% 100%"/>
    </style:style>
    <style:style style:name="T20" style:family="text">
      <style:text-properties style:text-position="0% 100%" officeooo:rsid="00280e7d"/>
    </style:style>
    <style:style style:name="T21" style:family="text">
      <style:text-properties style:text-position="0% 100%" officeooo:rsid="00283a1e"/>
    </style:style>
    <style:style style:name="T22" style:family="text">
      <style:text-properties style:text-position="0% 100%" officeooo:rsid="002976bc"/>
    </style:style>
    <style:style style:name="T23" style:family="text">
      <style:text-properties style:text-position="0% 100%" officeooo:rsid="0019b654"/>
    </style:style>
    <style:style style:name="T24" style:family="text">
      <style:text-properties style:text-position="0% 100%" officeooo:rsid="002b8f39"/>
    </style:style>
    <style:style style:name="T25" style:family="text">
      <style:text-properties style:text-position="0% 100%" officeooo:rsid="002c427b"/>
    </style:style>
    <style:style style:name="T26" style:family="text">
      <style:text-properties style:text-position="0% 100%" officeooo:rsid="002de77d"/>
    </style:style>
    <style:style style:name="T27" style:family="text">
      <style:text-properties style:text-position="0% 100%" officeooo:rsid="002e463a"/>
    </style:style>
    <style:style style:name="T28" style:family="text">
      <style:text-properties style:text-position="0% 100%" officeooo:rsid="0030f15b"/>
    </style:style>
    <style:style style:name="T29" style:family="text">
      <style:text-properties style:text-position="0% 100%" officeooo:rsid="003244d5"/>
    </style:style>
    <style:style style:name="T30" style:family="text">
      <style:text-properties style:text-position="0% 100%" officeooo:rsid="0033e3b3"/>
    </style:style>
    <style:style style:name="T31" style:family="text">
      <style:text-properties officeooo:rsid="00306194"/>
    </style:style>
    <style:style style:name="T32" style:family="text">
      <style:text-properties officeooo:rsid="0030f15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What genes are responsible for the color and the number of wings in drosophila ?</text:p>
      <text:h text:style-name="P14" text:outline-level="1">Introduction</text:h>
      <text:p text:style-name="P2">In this study, we will <text:span text:style-name="T14">determine</text:span> how many and where are the genes responsible for the color and the number of the wings. <text:span text:style-name="T14">The understanding of the links between genes and phenotypes in drosophila is usually very interesting because this animal is a very good model for human in medicine. We will make crosses between populations having different phenotypes and by the Mendel law of inheritance, we will be able to answer the question.</text:span></text:p>
      <text:p text:style-name="P1">→<text:span text:style-name="T1">describe the question tested by the experiments described in the paper/</text:span><text:span text:style-name="T2">Problématique</text:span></text:p>
      <text:p text:style-name="P1"><text:span text:style-name="T1">→</text:span><text:span text:style-name="T3"> explain why this is an interesting or important question/</text:span><text:span text:style-name="T2">understand link between phenotype and genes are always interestant (mediacal...)</text:span></text:p>
      <text:p text:style-name="P1"><text:span text:style-name="T3">→ describe the approach used in sufficient detail that a reader who is not familiar with the technique will understand what was done and why : </text:span><text:span text:style-name="T4">made crosses </text:span></text:p>
      <text:p text:style-name="P1"><text:span text:style-name="T3">→ very briefly mention the conclusion of the paper : </text:span><text:span text:style-name="T4">codominance and on different genes and not in a sexual one</text:span></text:p>
      <text:h text:style-name="P15" text:outline-level="1">Material and methods</text:h>
      <text:p text:style-name="P13">Drosophilas are small flies and easy to manipulate and make grow. </text:p>
      <text:p text:style-name="P3">Different hypothesises have been verified : genetic purity of the parental population, dominance and recessivity of the phenotypes, genes on a sexual chromosome, the number of genes and the linkage between the genes. <text:span text:style-name="T15">In total, four crosses have been made and the results were compared with the hypothesises. The Chi2 test have been used for the number of genes and linkage hypothesises with a precision of 5%.</text:span></text:p>
      <text:p text:style-name="P3">→<text:span text:style-name="T16"> sufficient high number of individuals in the populations.</text:span></text:p>
      <text:p text:style-name="P1">→<text:span text:style-name="T7"> passive form</text:span></text:p>
      <text:p text:style-name="P1">→<text:span text:style-name="T7"> différentes hypothèses testées</text:span></text:p>
      <text:p text:style-name="P1">→<text:span text:style-name="T7"> nombre de types de croisements, on dit qu’on a comparées les résultats aux hypothèses : 1</text:span><text:span text:style-name="T9">er</text:span><text:span text:style-name="T7"> (X) ; nombres, dominant/récessif ; </text:span></text:p>
      <text:p text:style-name="P1">→<text:span text:style-name="T7"> test du X², où pourquoi et résultat : 2 fois + (chromosome X?)</text:span></text:p>
      <text:p text:style-name="P1">→<text:span text:style-name="T7"> description of the techniques</text:span></text:p>
      <text:h text:style-name="P15" text:outline-level="1"><text:soft-page-break/>Results</text:h>
      <text:p text:style-name="P4"><text:tab/>First of all, we set down the phenotypes. The number of wings can be [1], [3], [5] and the colour Purple [P] or yellow [y]. </text:p>
      <text:p text:style-name="P4"><text:tab/>In order to understand what phenotypes is dominant, recessive or co-dominant, <text:span text:style-name="T17">we make a first cross, F</text:span><text:span text:style-name="T18">1 </text:span><text:span text:style-name="T20">: [5P]X[1y]. The result is a purple population with three wings [3P]. Indeed, we can say that the phenotype purple [P] is dominant over the yellow one [y] and that five wings [5] and one wing [5] are co-dominant. </text:span><text:span text:style-name="T24">So we can set down the genotype notation.</text:span></text:p>
      <text:p text:style-name="P5"><text:span text:style-name="T20"><text:tab/>A</text:span><text:span text:style-name="T19">ll the populations of drosophila are necessary homozygous except for the purple with one or five wings </text:span><text:span text:style-name="T21">because the heterozygous version of the others have three wings. </text:span><text:span text:style-name="T22">So, we make a second cross in order to make sure that we have homozygous purple with five wings.</text:span></text:p>
      <text:p text:style-name="P6"><text:span text:style-name="T21"><text:tab/></text:span><text:span text:style-name="T22">W</text:span><text:span text:style-name="T23">e suppose that </text:span><text:span text:style-name="T24">each trait is controlled by one genes. </text:span><text:span text:style-name="T25">To verify this hypothesis we make a third cross using </text:span><text:span text:style-name="T26">the first one.</text:span><text:span text:style-name="T25"> Now we can write the first cross with the genotype notation : </text:span></text:p>
      <text:p text:style-name="P7"><text:span text:style-name="T19">F1: T1(P5//P5) </text:span><text:span text:style-name="T20">X </text:span><text:span text:style-name="T19">T2(Y1//Y1)</text:span></text:p>
      <text:p text:style-name="P8"><text:span text:style-name="T19">So we have F1(P5//Y1) and the phenotype with the precedents hypothesises is [P3]. </text:span><text:span text:style-name="T26">Now, we make the </text:span><text:span text:style-name="T27">third cross : F2: T2(Y1//Y1) </text:span><text:span text:style-name="T20">X </text:span><text:span text:style-name="T27">F1(P5//Y1)</text:span></text:p>
      <table:table table:name="Tableau1" table:style-name="Tableau1">
        <table:table-column table:style-name="Tableau1.A" table:number-columns-repeated="3"/>
        <table:table-row>
          <table:table-cell table:style-name="Tableau1.A1" office:value-type="string">
            <text:p text:style-name="P9"><text:span text:style-name="T27">T2/F1</text:span></text:p>
          </table:table-cell>
          <table:table-cell table:style-name="Tableau1.A1" office:value-type="string">
            <text:p text:style-name="P18">(y1)</text:p>
          </table:table-cell>
          <table:table-cell table:style-name="Tableau1.C1" office:value-type="string">
            <text:p text:style-name="P18">(P5)</text:p>
          </table:table-cell>
        </table:table-row>
        <table:table-row>
          <table:table-cell table:style-name="Tableau1.A2" office:value-type="string">
            <text:p text:style-name="P18">(y1)</text:p>
          </table:table-cell>
          <table:table-cell table:style-name="Tableau1.A2" office:value-type="string">
            <text:p text:style-name="P18">(y1//<text:span text:style-name="T31">y1)</text:span></text:p>
          </table:table-cell>
          <table:table-cell table:style-name="Tableau1.C2" office:value-type="string">
            <text:p text:style-name="P19">(y1//P5<text:span text:style-name="T32">)</text:span></text:p>
          </table:table-cell>
        </table:table-row>
        <table:table-row>
          <table:table-cell table:style-name="Tableau1.A2" office:value-type="string">
            <text:p text:style-name="P20">phenotype</text:p>
          </table:table-cell>
          <table:table-cell table:style-name="Tableau1.A2" office:value-type="string">
            <text:p text:style-name="P20">[y1]</text:p>
          </table:table-cell>
          <table:table-cell table:style-name="Tableau1.C2" office:value-type="string">
            <text:p text:style-name="P20">[P3]</text:p>
          </table:table-cell>
        </table:table-row>
      </table:table>
      <text:p text:style-name="P10"><text:span text:style-name="T28"/></text:p>
      <text:p text:style-name="P11"><text:span text:style-name="T28">R</text:span><text:span text:style-name="T19">esults : </text:span><text:span text:style-name="T29">we consider the two traits independantly.</text:span></text:p>
      <table:table table:name="Tableau2" table:style-name="Tableau2">
        <table:table-column table:style-name="Tableau2.A" table:number-columns-repeated="5"/>
        <table:table-row>
          <table:table-cell table:style-name="Tableau2.A1" office:value-type="string">
            <text:p text:style-name="P17"/>
          </table:table-cell>
          <table:table-cell table:style-name="Tableau2.A1" office:value-type="string">
            <text:p text:style-name="P21">[P]</text:p>
          </table:table-cell>
          <table:table-cell table:style-name="Tableau2.A1" office:value-type="string">
            <text:p text:style-name="P21">[Y]</text:p>
          </table:table-cell>
          <table:table-cell table:style-name="Tableau2.A1" office:value-type="string">
            <text:p text:style-name="P21">[1]</text:p>
          </table:table-cell>
          <table:table-cell table:style-name="Tableau2.E1" office:value-type="string">
            <text:p text:style-name="P21">[3]</text:p>
          </table:table-cell>
        </table:table-row>
        <table:table-row>
          <table:table-cell table:style-name="Tableau2.A2" office:value-type="string">
            <text:p text:style-name="P21">Observed</text:p>
          </table:table-cell>
          <table:table-cell table:style-name="Tableau2.A2" office:value-type="string">
            <text:p text:style-name="P22">97</text:p>
          </table:table-cell>
          <table:table-cell table:style-name="Tableau2.A2" office:value-type="string">
            <text:p text:style-name="P22">103</text:p>
          </table:table-cell>
          <table:table-cell table:style-name="Tableau2.A2" office:value-type="string">
            <text:p text:style-name="P22">113</text:p>
          </table:table-cell>
          <table:table-cell table:style-name="Tableau2.E2" office:value-type="string">
            <text:p text:style-name="P22">87</text:p>
          </table:table-cell>
        </table:table-row>
        <table:table-row table:style-name="Tableau2.3">
          <table:table-cell table:style-name="Tableau2.A2" office:value-type="string">
            <text:p text:style-name="P21">Expected</text:p>
          </table:table-cell>
          <table:table-cell table:style-name="Tableau2.A2" office:value-type="string">
            <text:p text:style-name="P22">100</text:p>
          </table:table-cell>
          <table:table-cell table:style-name="Tableau2.A2" office:value-type="string">
            <text:p text:style-name="P22">100</text:p>
          </table:table-cell>
          <table:table-cell table:style-name="Tableau2.A2" office:value-type="string">
            <text:p text:style-name="P22">100</text:p>
          </table:table-cell>
          <table:table-cell table:style-name="Tableau2.E2" office:value-type="string">
            <text:p text:style-name="P22">100</text:p>
          </table:table-cell>
        </table:table-row>
      </table:table>
      <text:p text:style-name="P10"><text:span text:style-name="T19"/></text:p>
      <text:p text:style-name="P12"><text:span text:style-name="T19">The value of the Chi2 is : Qc=(97-100)</text:span><text:span text:style-name="T8">2</text:span><text:span text:style-name="T19">/100+(103-100)</text:span><text:span text:style-name="T8">2</text:span><text:span text:style-name="T19">/100=3,38 for the color of the wings and Qn=0,18 of the number of wings.</text:span></text:p>
      <text:p text:style-name="P12"><text:span text:style-name="T19">So we obtain 50% of each phenotypes for each traits, except for the number of the wings but this is logical because of the co-dominant phenotype. </text:span><text:span text:style-name="T30">Indeed, we can say that each trait is controlled by one gene.</text:span></text:p>
      <text:p text:style-name="P10"><text:span text:style-name="T19"/></text:p>
      <text:p text:style-name="P1"><text:s/>→<text:span text:style-name="T11"> </text:span><text:span text:style-name="T1">Avoid to detail all what you have done,  Only provide essential results to support your demonstration</text:span></text:p>
      <text:p text:style-name="P1"><text:span text:style-name="T1">→</text:span><text:span text:style-name="T5"> Provide schemes of the informative crosses, clearly state the hypothesis, provide gamete tables, statistical analysis of the results. </text:span></text:p>
      <text:p text:style-name="P1"><text:span text:style-name="T5">→</text:span><text:span text:style-name="T6"> Interpret each result sequentially.</text:span></text:p>
      <text:p text:style-name="P1"><text:soft-page-break/>→<text:span text:style-name="T12"> number of genes</text:span></text:p>
      <text:p text:style-name="P1">→<text:span text:style-name="T12"> autosomes (non sex chromosome) or sex chromosome</text:span></text:p>
      <text:p text:style-name="P1">→<text:span text:style-name="T13"> </text:span>Dans la cage initiale, pour chacun des deux phénotypes, l’absence d’hétérozygotie a été validée par l’obtention d’une descendance homogène et identique en phénotype aux parents (n&gt;25)</text:p>
      <text:p text:style-name="P1"><text:span text:style-name="T13">→ 1</text:span><text:span text:style-name="T10">er</text:span><text:span text:style-name="T13"> hypothèses (résultats attendus)</text:span></text:p>
      <text:p text:style-name="P1">→<text:span text:style-name="T13"> 2ième hypothèses </text:span></text:p>
      <text:p text:style-name="P1"><text:tab/>→<text:span text:style-name="T13"> nombre de gènes</text:span></text:p>
      <text:p text:style-name="P1"><text:tab/>→<text:span text:style-name="T13"> dominant récessifs</text:span></text:p>
      <text:p text:style-name="P1">→<text:span text:style-name="T13"> 3ième hypothèses</text:span></text:p>
      <text:p text:style-name="P1"><text:tab/>→<text:span text:style-name="T13"> résultats attendus</text:span></text:p>
      <text:p text:style-name="P1"><text:tab/>→<text:span text:style-name="T13"> résultats croisements </text:span></text:p>
      <text:h text:style-name="P15" text:outline-level="1">Discuss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Grande" svg:font-family="'Lucida Grande', 'Lucida Sans Unicode', 'Lucida Sans', Geneva,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language="en" fo:country="GB"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5T18:10:31.858707809</meta:creation-date>
    <dc:date>2017-01-15T22:43:49.045563402</dc:date>
    <meta:editing-duration>PT1H47M9S</meta:editing-duration>
    <meta:editing-cycles>32</meta:editing-cycles>
    <meta:generator>LibreOffice/5.1.4.2$Linux_X86_64 LibreOffice_project/10m0$Build-2</meta:generator>
    <meta:document-statistic meta:table-count="2" meta:image-count="0" meta:object-count="0" meta:page-count="3" meta:paragraph-count="63" meta:word-count="703" meta:character-count="4133" meta:non-whitespace-character-count="3477"/>
  </office:meta>
</office:document-meta>
</file>